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b7e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1f1b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46ce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bf67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86edb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a7bfc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52704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86edb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a7bf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27044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46cea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5bf67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91212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46cea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5bf67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86edb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c20d1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4c20d1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527044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4db7e7" officeooo:paragraph-rsid="004db7e7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4e480e" officeooo:paragraph-rsid="004e480e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039e1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46cea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5bf67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91212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1f1bd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27044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46ce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5bf67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91212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27044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517a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6cea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5bf67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91212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46cea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5bf67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91212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46cea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5bf67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1212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54e02b" officeooo:paragraph-rsid="0054e02b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55bf67" officeooo:paragraph-rsid="0055bf67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57561e" officeooo:paragraph-rsid="0057561e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1212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officeooo:paragraph-rsid="00469e73"/>
    </style:style>
    <style:style style:name="P86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87" style:family="paragraph" style:parent-style-name="Standard">
      <style:paragraph-properties fo:text-align="start" style:justify-single-word="false"/>
      <style:text-properties style:font-name="Liberation Serif" officeooo:rsid="00469e73" officeooo:paragraph-rsid="00469e73"/>
    </style:style>
    <style:style style:name="P88" style:family="paragraph" style:parent-style-name="Standard">
      <style:paragraph-properties fo:text-align="start" style:justify-single-word="false"/>
      <style:text-properties fo:font-weight="bold" officeooo:rsid="00057710" officeooo:paragraph-rsid="00486edb" style:font-weight-asian="bold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weight="bold" officeooo:rsid="00057710" officeooo:paragraph-rsid="004a7bfc" style:font-weight-asian="bold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weight="bold" officeooo:rsid="00057710" officeooo:paragraph-rsid="00527044" style:font-weight-asian="bold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weight="bold" officeooo:rsid="00057710" officeooo:paragraph-rsid="00546cea" style:font-weight-asian="bold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weight="bold" officeooo:rsid="00057710" officeooo:paragraph-rsid="0055bf67" style:font-weight-asian="bold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weight="bold" officeooo:rsid="00057710" officeooo:paragraph-rsid="00591212" style:font-weight-asian="bold" style:font-weight-complex="bold"/>
    </style:style>
    <style:style style:name="P94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99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100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101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102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10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104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105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10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10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10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109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1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1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527044" style:font-size-asian="10.5pt" style:font-weight-asian="normal" style:font-size-complex="12pt" style:font-weight-complex="normal"/>
    </style:style>
    <style:style style:name="P112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113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114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451220" style:font-size-asian="10.5pt" style:font-weight-asian="normal" style:font-size-complex="12pt" style:font-weight-complex="normal"/>
    </style:style>
    <style:style style:name="P115" style:family="paragraph" style:parent-style-name="Standard" style:list-style-name="L8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16" style:family="paragraph" style:parent-style-name="Standard" style:list-style-name="L9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17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118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119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120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121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122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123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124" style:family="paragraph" style:parent-style-name="Standard" style:list-style-name="L8">
      <style:paragraph-properties fo:text-align="start" style:justify-single-word="false"/>
      <style:text-properties fo:font-size="12pt" fo:font-weight="normal" officeooo:rsid="00327a80" officeooo:paragraph-rsid="00486edb" style:font-size-asian="10.5pt" style:font-weight-asian="normal" style:font-size-complex="12pt" style:font-weight-complex="normal"/>
    </style:style>
    <style:style style:name="P125" style:family="paragraph" style:parent-style-name="Standard" style:list-style-name="L9">
      <style:paragraph-properties fo:text-align="start" style:justify-single-word="false"/>
      <style:text-properties fo:font-size="12pt" fo:font-weight="normal" officeooo:rsid="00327a80" officeooo:paragraph-rsid="004a7bfc" style:font-size-asian="10.5pt" style:font-weight-asian="normal" style:font-size-complex="12pt" style:font-weight-complex="normal"/>
    </style:style>
    <style:style style:name="P126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127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128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129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130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131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132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133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35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49868d" style:font-size-asian="10.5pt" style:font-weight-asian="normal" style:font-size-complex="12pt" style:font-weight-complex="normal"/>
    </style:style>
    <style:style style:name="T23" style:family="text">
      <style:text-properties fo:font-size="12pt" style:font-size-asian="10.5pt" style:font-size-complex="12pt"/>
    </style:style>
    <style:style style:name="T24" style:family="text">
      <style:text-properties fo:font-size="12pt" officeooo:rsid="002b3e77" style:font-size-asian="10.5pt" style:font-size-complex="12pt"/>
    </style:style>
    <style:style style:name="T25" style:family="text">
      <style:text-properties fo:font-size="12pt" officeooo:rsid="00486edb" style:font-size-asian="10.5pt" style:font-size-complex="12pt"/>
    </style:style>
    <style:style style:name="T26" style:family="text">
      <style:text-properties fo:font-size="12pt" officeooo:rsid="00335337" style:font-size-asian="10.5pt" style:font-size-complex="12pt"/>
    </style:style>
    <style:style style:name="T27" style:family="text">
      <style:text-properties fo:font-size="12pt" officeooo:rsid="002b0c67" style:font-size-asian="10.5pt" style:font-size-complex="12pt"/>
    </style:style>
    <style:style style:name="T28" style:family="text">
      <style:text-properties fo:font-size="12pt" officeooo:rsid="004a7bfc" style:font-size-asian="10.5pt" style:font-size-complex="12pt"/>
    </style:style>
    <style:style style:name="T29" style:family="text">
      <style:text-properties fo:font-size="12pt" officeooo:rsid="00527044" style:font-size-asian="10.5pt" style:font-size-complex="12pt"/>
    </style:style>
    <style:style style:name="T30" style:family="text">
      <style:text-properties fo:font-size="12pt" officeooo:rsid="00546cea" style:font-size-asian="10.5pt" style:font-size-complex="12pt"/>
    </style:style>
    <style:style style:name="T31" style:family="text">
      <style:text-properties fo:font-size="12pt" officeooo:rsid="0055bf67" style:font-size-asian="10.5pt" style:font-size-complex="12pt"/>
    </style:style>
    <style:style style:name="T32" style:family="text">
      <style:text-properties fo:font-size="12pt" officeooo:rsid="00591212" style:font-size-asian="10.5pt" style:font-size-complex="12pt"/>
    </style:style>
    <style:style style:name="T33" style:family="text">
      <style:text-properties fo:font-size="12pt" officeooo:rsid="00597b44" style:font-size-asian="10.5pt" style:font-size-complex="12pt"/>
    </style:style>
    <style:style style:name="T34" style:family="text">
      <style:text-properties style:font-name="Liberation Serif"/>
    </style:style>
    <style:style style:name="T35" style:family="text">
      <style:text-properties style:font-name="Liberation Serif" officeooo:rsid="00469e73"/>
    </style:style>
    <style:style style:name="T36" style:family="text">
      <style:text-properties officeooo:rsid="0046e4b3"/>
    </style:style>
    <style:style style:name="T37" style:family="text">
      <style:text-properties officeooo:rsid="00486edb"/>
    </style:style>
    <style:style style:name="T38" style:family="text">
      <style:text-properties officeooo:rsid="004a7bfc"/>
    </style:style>
    <style:style style:name="T39" style:family="text">
      <style:text-properties officeooo:rsid="004b7e53"/>
    </style:style>
    <style:style style:name="T40" style:family="text">
      <style:text-properties officeooo:rsid="005039e1"/>
    </style:style>
    <style:style style:name="T41" style:family="text">
      <style:text-properties officeooo:rsid="00527044"/>
    </style:style>
    <style:style style:name="T42" style:family="text">
      <style:text-properties officeooo:rsid="0054517a"/>
    </style:style>
    <style:style style:name="T43" style:family="text">
      <style:text-properties officeooo:rsid="00546cea"/>
    </style:style>
    <style:style style:name="T44" style:family="text">
      <style:text-properties officeooo:rsid="0055bf67"/>
    </style:style>
    <style:style style:name="T45" style:family="text">
      <style:text-properties officeooo:rsid="004c20d1"/>
    </style:style>
    <style:style style:name="T46" style:family="text">
      <style:text-properties officeooo:rsid="00591212"/>
    </style:style>
    <style:style style:name="T47" style:family="text">
      <style:text-properties officeooo:rsid="00597b4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18"/>
      <text:p text:style-name="P18">Presentació assignatura</text:p>
      <text:p text:style-name="P28">Comentem web assignatura</text:p>
      <text:p text:style-name="P41">Comentem unitats </text:p>
      <text:list xml:id="list8184482660341023947" text:style-name="L1">
        <text:list-item>
          <text:p text:style-name="P99"><text:a xlink:type="simple" xlink:href="https://paulinoposada.github.io/web_e/web_e_2425/documents/apunts/unitat_1_ley_ohm/e_apunts_ud_1_1_gs.pdf">1.1 Circuit elèctric</text:a></text:p>
        </text:list-item>
        <text:list-item>
          <text:p text:style-name="P99"><text:a xlink:type="simple" xlink:href="https://paulinoposada.github.io/web_e/web_e_2425/documents/apunts/unitat_1_ley_ohm/e_apunts_ud_1_2_gs.pdf">1.2 Llei d'ohm</text:a></text:p>
        </text:list-item>
        <text:list-item>
          <text:p text:style-name="P99"><text:a xlink:type="simple" xlink:href="https://paulinoposada.github.io/web_e/web_e_2425/documents/apunts/unitat_2_seguridad/e_apunts_ud_2_1_gs.pdf">2 Seguretat</text:a></text:p>
        </text:list-item>
        <text:list-item>
          <text:p text:style-name="P99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100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28"/>
      <text:p text:style-name="P28"/>
      <text:p text:style-name="P3">Di<text:span text:style-name="T3">jous</text:span><text:tab/><text:tab/><text:tab/><text:tab/>2<text:span text:style-name="T3">6</text:span>/09/2<text:span text:style-name="T1">4</text:span></text:p>
      <text:p text:style-name="P19"/>
      <text:p text:style-name="P29">Comentem </text:p>
      <text:list xml:id="list622205533619727088" text:style-name="L2">
        <text:list-item>
          <text:p text:style-name="P101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117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101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42"/>
      <text:p text:style-name="P42"/>
      <text:p text:style-name="P4">Di<text:span text:style-name="T5">vendres</text:span><text:tab/><text:tab/><text:tab/>2<text:span text:style-name="T5">7</text:span>/09/2<text:span text:style-name="T1">4</text:span></text:p>
      <text:p text:style-name="P20"/>
      <text:p text:style-name="P30">Comentem </text:p>
      <text:list xml:id="list63443843588266" text:continue-numbering="true" text:style-name="L2">
        <text:list-item>
          <text:p text:style-name="P102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48"/>
      <text:p text:style-name="P48"/>
      <text:p text:style-name="P48"/>
      <text:p text:style-name="P48"/>
      <text:p text:style-name="P48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20"/>
      <text:p text:style-name="P43">Comentem <text:s/></text:p>
      <text:list xml:id="list63443028080707" text:continue-list="list8184482660341023947" text:style-name="L1">
        <text:list-item>
          <text:p text:style-name="P103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104">Programa de simulació Cade Simu</text:p>
        </text:list-item>
      </text:list>
      <text:p text:style-name="P30"/>
      <text:p text:style-name="P30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20"/>
      <text:p text:style-name="P30">Comentem </text:p>
      <text:list xml:id="list2300466089060852860" text:style-name="L3">
        <text:list-item>
          <text:p text:style-name="P112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118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118">Baixem al taller i comentem connexió font d'alimentació de PC que utilitzarem per les pràctiques de cc.</text:p>
          <text:p text:style-name="P119"><text:s/></text:p>
        </text:list-item>
      </text:list>
      <text:p text:style-name="P43"/>
      <text:p text:style-name="P43"/>
      <text:p text:style-name="P94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20"/>
      <text:p text:style-name="P30">Comentem </text:p>
      <text:list xml:id="list63443460287527" text:continue-numbering="true" text:style-name="L3">
        <text:list-item>
          <text:p text:style-name="P126">Baixem al taller i feim practiques amb circuits pont.</text:p>
        </text:list-item>
      </text:list>
      <text:p text:style-name="P49"/>
      <text:p text:style-name="P49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21"/>
      <text:p text:style-name="P44">Comentem <text:s/></text:p>
      <text:list xml:id="list63442976544153" text:continue-list="list63443028080707" text:style-name="L1">
        <text:list-item>
          <text:p text:style-name="P105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105"/>
        </text:list-item>
      </text:list>
      <text:p text:style-name="P31"/>
      <text:p text:style-name="P31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21"/>
      <text:p text:style-name="P31">Comentem </text:p>
      <text:list xml:id="list3514444807950139836" text:style-name="L4">
        <text:list-item>
          <text:p text:style-name="P127">Comentem pràctica Wheatstone amb dos diodes, corrent per la diagonal en els següents casos: </text:p>
          <text:p text:style-name="P127">cas 1: potenciòmetre a màxima resistència </text:p>
          <text:p text:style-name="P127">cas 2: potenciòmetre a resistència igual a R3</text:p>
          <text:p text:style-name="P127">cas 3: potenciòmetrea a mínima resistència</text:p>
        </text:list-item>
        <text:list-item>
          <text:p text:style-name="P113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127"/>
          <text:p text:style-name="P120"><text:s/></text:p>
        </text:list-item>
      </text:list>
      <text:p text:style-name="P44"/>
      <text:p text:style-name="P44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21"/>
      <text:p text:style-name="P31">Comentem </text:p>
      <text:list xml:id="list63442847536815" text:continue-numbering="true" text:style-name="L4">
        <text:list-item>
          <text:p text:style-name="P113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50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22"/>
      <text:p text:style-name="P45">Comentem <text:s/></text:p>
      <text:list xml:id="list63444196069777" text:continue-list="list63442976544153" text:style-name="L1">
        <text:list-item>
          <text:p text:style-name="P106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106"/>
        </text:list-item>
      </text:list>
      <text:p text:style-name="P32"/>
      <text:p text:style-name="P32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22"/>
      <text:p text:style-name="P32">Comentem </text:p>
      <text:list xml:id="list373874162931621002" text:style-name="L5">
        <text:list-item>
          <text:p text:style-name="P129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129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128"/>
          <text:p text:style-name="P121"><text:s/></text:p>
        </text:list-item>
      </text:list>
      <text:p text:style-name="P45"/>
      <text:p text:style-name="P45"/>
      <text:p text:style-name="P6"/>
      <text:p text:style-name="P95">Di<text:span text:style-name="T5">vendres</text:span><text:tab/><text:tab/><text:tab/><text:span text:style-name="T8">18</text:span>/<text:span text:style-name="T6">10</text:span>/2<text:span text:style-name="T1">4</text:span></text:p>
      <text:p text:style-name="P22"/>
      <text:p text:style-name="P32">Comentem </text:p>
      <text:list xml:id="list63443375078819" text:continue-numbering="true" text:style-name="L5">
        <text:list-item>
          <text:p text:style-name="P132">Comentem <text:a xlink:type="simple" xlink:href="https://paulinoposada.github.io/web_e/web_e_2425/documents/ta.pdf">tasca 5</text:a>.</text:p>
        </text:list-item>
        <text:list-item>
          <text:p text:style-name="P130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53"/>
      <text:p text:style-name="P53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23"/>
      <text:p text:style-name="P46">Comentem <text:s/></text:p>
      <text:list xml:id="list63443108703369" text:continue-list="list63444196069777" text:style-name="L1">
        <text:list-item>
          <text:p text:style-name="P131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107"><text:span text:style-name="T11">Comenc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107"/>
        </text:list-item>
      </text:list>
      <text:p text:style-name="P33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33"/>
      <text:list xml:id="list8769414556815304391" text:style-name="L6">
        <text:list-item>
          <text:p text:style-name="P114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</text:span></text:p>
          <text:p text:style-name="P122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85"><text:span text:style-name="T18">Comencem a comentar apartat 1.2 </text:span><text:span text:style-name="T34">La derivada y ejemplos de tensiones variables </text:span><text:span text:style-name="T35">(fins pàg. 13)</text:span></text:p>
      <text:p text:style-name="P87">Comentem exercici 1.2-1</text:p>
      <text:p text:style-name="P86"/>
      <text:p text:style-name="P86"/>
      <text:p text:style-name="P9">Di<text:span text:style-name="T2">mecres</text:span><text:tab/><text:tab/><text:tab/><text:span text:style-name="T15">23</text:span>/<text:span text:style-name="T5">10</text:span>/2<text:span text:style-name="T1">4</text:span></text:p>
      <text:p text:style-name="P24"/>
      <text:p text:style-name="P47">Comentem <text:s/></text:p>
      <text:list xml:id="list63442900745492" text:continue-list="list63443108703369" text:style-name="L1">
        <text:list-item>
          <text:p text:style-name="P133">Treball autònom 9</text:p>
        </text:list-item>
        <text:list-item>
          <text:p text:style-name="P135"><text:span text:style-name="T19">Co</text:span><text:span text:style-name="T20">ntinuem</text:span><text:span text:style-name="T19"> amb l'</text:span><text:a xlink:type="simple" xlink:href="https://paulinoposada.github.io/web_e/web_e_2425/documents/apunts/unitat_5_condensador/e_apunts_ud_5_gs.pdf"><text:span text:style-name="T19">unitat 5</text:span></text:a><text:span text:style-name="T19">, </text:span><text:span text:style-name="T21">terminem de comentar apartat 1.2 </text:span><text:span text:style-name="T34">La derivada y ejemplos de tensiones variables</text:span></text:p>
        </text:list-item>
        <text:list-item>
          <text:p text:style-name="P108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108"/>
        </text:list-item>
      </text:list>
      <text:p text:style-name="P34"/>
      <text:p text:style-name="P9">Di<text:span text:style-name="T3">jous</text:span><text:tab/><text:tab/><text:tab/><text:tab/><text:span text:style-name="T15">24</text:span>/<text:span text:style-name="T6">10</text:span>/2<text:span text:style-name="T1">4</text:span></text:p>
      <text:p text:style-name="P54"/>
      <text:p text:style-name="P54">Lliure triat pel centre</text:p>
      <text:list xml:id="list902835290952927488" text:style-name="L7">
        <text:list-header>
          <text:p text:style-name="P123"><text:s/></text:p>
        </text:list-header>
      </text:list>
      <text:p text:style-name="P9">Di<text:span text:style-name="T5">vendres</text:span><text:tab/><text:tab/><text:tab/><text:span text:style-name="T36">01</text:span>/<text:span text:style-name="T6">11</text:span>/2<text:span text:style-name="T1">4</text:span></text:p>
      <text:p text:style-name="P9"/>
      <text:p text:style-name="P54">Tots Sants</text:p>
      <text:p text:style-name="P9"/>
      <text:p text:style-name="P88"/>
      <text:p text:style-name="P88"><text:span text:style-name="T23">Di</text:span><text:span text:style-name="T24">mecres</text:span><text:span text:style-name="T23"><text:tab/><text:tab/><text:tab/></text:span><text:span text:style-name="T25">06</text:span><text:span text:style-name="T23">/</text:span><text:span text:style-name="T26">11</text:span><text:span text:style-name="T23">/2</text:span><text:span text:style-name="T27">4</text:span></text:p>
      <text:p text:style-name="P25"/>
      <text:p text:style-name="P55"><text:a xlink:type="simple" xlink:href="https://paulinoposada.github.io/web_e/web_e_2425/documents/examens/241106_ome_map33a_examen_sol.pdf">Examen</text:a></text:p>
      <text:list xml:id="list63442954961553" text:continue-list="list63442900745492" text:style-name="L1">
        <text:list-header>
          <text:p text:style-name="P109"/>
        </text:list-header>
      </text:list>
      <text:p text:style-name="P35"/>
      <text:p text:style-name="P10"/>
      <text:p text:style-name="P96">Di<text:span text:style-name="T3">jous</text:span><text:tab/><text:tab/><text:tab/><text:tab/><text:span text:style-name="T37">07</text:span>/<text:span text:style-name="T6">11</text:span>/2<text:span text:style-name="T1">4</text:span></text:p>
      <text:p text:style-name="P35"/>
      <text:list xml:id="list1630956268887715043" text:style-name="L8">
        <text:list-item>
          <text:p text:style-name="P115"><text:span text:style-name="T37">Comentem solució de l'</text:span><text:a xlink:type="simple" xlink:href="https://paulinoposada.github.io/web_e/web_e_2425/documents/examens/241106_ome_map33a_examen_sol.pdf"><text:span text:style-name="T37">examen</text:span></text:a><text:span text:style-name="T37">.</text:span></text:p>
          <text:p text:style-name="P124"><text:s/></text:p>
        </text:list-item>
      </text:list>
      <text:p text:style-name="P10"/>
      <text:p text:style-name="P10">Di<text:span text:style-name="T5">vendres</text:span><text:tab/><text:tab/><text:tab/><text:span text:style-name="T37">08</text:span>/<text:span text:style-name="T6">11</text:span>/2<text:span text:style-name="T1">4</text:span></text:p>
      <text:p text:style-name="P10"/>
      <text:p text:style-name="P88"><text:span text:style-name="T19">Co</text:span><text:span text:style-name="T20">ntinuem</text:span><text:span text:style-name="T19"> amb l'</text:span><text:a xlink:type="simple" xlink:href="https://paulinoposada.github.io/web_e/web_e_2425/documents/apunts/unitat_5_condensador/e_apunts_ud_5_gs.pdf"><text:span text:style-name="T19">unitat 5</text:span></text:a><text:span text:style-name="T19">. </text:span><text:span text:style-name="T22">Comentem gràfics pàg. 19, comencem apartat 1.3 Capacitat d'un condensador.</text:span></text:p>
      <text:p text:style-name="P89"/>
      <text:p text:style-name="P89"/>
      <text:p text:style-name="P89"><text:span text:style-name="T23">Di</text:span><text:span text:style-name="T24">mecres</text:span><text:span text:style-name="T23"><text:tab/><text:tab/><text:tab/></text:span><text:span text:style-name="T28">13</text:span><text:span text:style-name="T23">/</text:span><text:span text:style-name="T26">11</text:span><text:span text:style-name="T23">/2</text:span><text:span text:style-name="T27">4</text:span></text:p>
      <text:p text:style-name="P26"/>
      <text:p text:style-name="P57">Baixat al taller, continuat amb <text:a xlink:type="simple" xlink:href="https://paulinoposada.github.io/web_e/web_e_2425/documents/practiques/practica_motor_1.pdf"><text:span text:style-name="T11">pràctica motor 1</text:span></text:a> i començat <text:a xlink:type="simple" xlink:href="https://paulinoposada.github.io/web_e/web_e_2425/documents/practiques/practica_condensador.pdf">pràctica condensador</text:a>.</text:p>
      <text:list xml:id="list63444306963443" text:continue-list="list63442954961553" text:style-name="L1">
        <text:list-header>
          <text:p text:style-name="P110"/>
        </text:list-header>
      </text:list>
      <text:p text:style-name="P36"/>
      <text:p text:style-name="P11">Di<text:span text:style-name="T3">jous</text:span><text:tab/><text:tab/><text:tab/><text:tab/><text:span text:style-name="T38">14</text:span>/<text:span text:style-name="T6">11</text:span>/2<text:span text:style-name="T1">4</text:span></text:p>
      <text:p text:style-name="P56"/>
      <text:p text:style-name="P56"><text:span text:style-name="T39">Comentat treball </text:span><text:a xlink:type="simple" xlink:href="https://paulinoposada.github.io/web_e/web_e_2425/documents/ta/ta_09.pdf"><text:span text:style-name="T39">autonom 9</text:span></text:a><text:span text:style-name="T39">.</text:span></text:p>
      <text:p text:style-name="P12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59">Terminat de comentar l'apartat 1.3 Capacidad de un condensador. </text:p>
      <text:p text:style-name="P60">Comentat apartat 1.4 Conexión serie/paralelo de condensadores</text:p>
      <text:p text:style-name="P61">Comentat apartat 1.5 Condensadores en la práctica</text:p>
      <text:p text:style-name="P61">Començat a comentar l'exercici 1.4-3 pàg. 36</text:p>
      <text:p text:style-name="P60"/>
      <text:list xml:id="list3663870007629505754" text:style-name="L9">
        <text:list-header>
          <text:p text:style-name="P116"/>
          <text:p text:style-name="P125"><text:s/></text:p>
        </text:list-header>
      </text:list>
      <text:p text:style-name="P11">Di<text:span text:style-name="T5">vendres</text:span><text:tab/><text:tab/><text:tab/><text:span text:style-name="T38">15</text:span>/<text:span text:style-name="T6">11</text:span>/2<text:span text:style-name="T1">4</text:span></text:p>
      <text:p text:style-name="P11"/>
      <text:p text:style-name="P13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65">Comentat exercici <text:span text:style-name="T40">l'exercici 1.4-3 pàg. 36 </text:span>i treball <text:a xlink:type="simple" xlink:href="https://paulinoposada.github.io/web_e/web_e_2425/documents/ta/ta_11.pdf">autònom 11</text:a>.</text:p>
      <text:p text:style-name="P65"/>
      <text:p text:style-name="P65"/>
      <text:p text:style-name="P90"><text:span text:style-name="T23">Di</text:span><text:span text:style-name="T24">mecres</text:span><text:span text:style-name="T23"><text:tab/><text:tab/><text:tab/></text:span><text:span text:style-name="T29">20</text:span><text:span text:style-name="T23">/</text:span><text:span text:style-name="T26">11</text:span><text:span text:style-name="T23">/2</text:span><text:span text:style-name="T27">4</text:span></text:p>
      <text:p text:style-name="P27"/>
      <text:p text:style-name="P70">Terminat de comentar <text:a xlink:type="simple" xlink:href="https://paulinoposada.github.io/web_e/web_e_2425/documents/apunts/unitat_5_condensador/e_apunts_ud_5_gs.pdf"><text:span text:style-name="T10">unitat 5</text:span></text:a><text:span text:style-name="T10">.</text:span></text:p>
      <text:p text:style-name="P70"/>
      <text:p text:style-name="P70">Començat amb <text:a xlink:type="simple" xlink:href="https://paulinoposada.github.io/web_e/web_e_2425/documents/apunts/unitat_6_magnetisme/e_apunts_ud_6_gs.pdf">unitat 6</text:a>.</text:p>
      <text:p text:style-name="P70">Comentat apartat 1.1 Imanes permanentes.</text:p>
      <text:p text:style-name="P71">Comentat apartat 1.<text:span text:style-name="T42">2</text:span> <text:span text:style-name="T42">Electromagnetismo</text:span>.</text:p>
      <text:p text:style-name="P58">Baixat al taller, continuat amb <text:a xlink:type="simple" xlink:href="https://paulinoposada.github.io/web_e/web_e_2425/documents/practiques/practica_motor_1.pdf"><text:span text:style-name="T11">pràctica motor 1</text:span></text:a> i <text:a xlink:type="simple" xlink:href="https://paulinoposada.github.io/web_e/web_e_2425/documents/practiques/practica_condensador.pdf">pràctica condensador</text:a>.</text:p>
      <text:list xml:id="list63443861357960" text:continue-list="list63444306963443" text:style-name="L1">
        <text:list-header>
          <text:p text:style-name="P111"/>
        </text:list-header>
      </text:list>
      <text:p text:style-name="P37"/>
      <text:p text:style-name="P14">Di<text:span text:style-name="T3">jous</text:span><text:tab/><text:tab/><text:tab/><text:tab/><text:span text:style-name="T41">21</text:span>/<text:span text:style-name="T6">11</text:span>/2<text:span text:style-name="T1">4</text:span></text:p>
      <text:p text:style-name="P72"/>
      <text:p text:style-name="P72">Co<text:span text:style-name="T43">ntinuat</text:span> amb <text:a xlink:type="simple" xlink:href="https://paulinoposada.github.io/web_e/web_e_2425/documents/apunts/unitat_6_magnetisme/e_apunts_ud_6_gs.pdf">unitat 6</text:a>.</text:p>
      <text:p text:style-name="P78">Comentat apartat 1.4 Permeabilidad y saturación</text:p>
      <text:p text:style-name="P14"/>
      <text:p text:style-name="P14"/>
      <text:p text:style-name="P14"/>
      <text:p text:style-name="P97">Di<text:span text:style-name="T5">vendres</text:span><text:tab/><text:tab/><text:tab/><text:span text:style-name="T41">22</text:span>/<text:span text:style-name="T6">11</text:span>/2<text:span text:style-name="T1">4</text:span></text:p>
      <text:p text:style-name="P72"/>
      <text:p text:style-name="P72">Co<text:span text:style-name="T43">ntinuat</text:span> amb <text:a xlink:type="simple" xlink:href="https://paulinoposada.github.io/web_e/web_e_2425/documents/apunts/unitat_6_magnetisme/e_apunts_ud_6_gs.pdf">unitat 6</text:a>.</text:p>
      <text:p text:style-name="P78">Comentat apartat 1.4 Permeabilidad y saturación</text:p>
      <text:p text:style-name="P15"/>
      <text:p text:style-name="P66"/>
      <text:p text:style-name="P91"><text:span text:style-name="T23">Di</text:span><text:span text:style-name="T24">mecres</text:span><text:span text:style-name="T23"><text:tab/><text:tab/><text:tab/></text:span><text:span text:style-name="T29">2</text:span><text:span text:style-name="T30">7</text:span><text:span text:style-name="T23">/</text:span><text:span text:style-name="T26">11</text:span><text:span text:style-name="T23">/2</text:span><text:span text:style-name="T27">4</text:span></text:p>
      <text:p text:style-name="P78"/>
      <text:p text:style-name="P78">Preparació examen.</text:p>
      <text:p text:style-name="P51"/>
      <text:p text:style-name="P38"/>
      <text:p text:style-name="P15">Di<text:span text:style-name="T3">jous</text:span><text:tab/><text:tab/><text:tab/><text:tab/><text:span text:style-name="T41">28</text:span>/<text:span text:style-name="T6">11</text:span>/2<text:span text:style-name="T1">4</text:span></text:p>
      <text:p text:style-name="P78"/>
      <text:p text:style-name="P78">Examen</text:p>
      <text:p text:style-name="P62"/>
      <text:p text:style-name="P75"/>
      <text:p text:style-name="P75"/>
      <text:p text:style-name="P15">Di<text:span text:style-name="T5">vendres</text:span><text:tab/><text:tab/><text:tab/><text:span text:style-name="T41">22</text:span>/<text:span text:style-name="T6">11</text:span>/2<text:span text:style-name="T1">4</text:span></text:p>
      <text:p text:style-name="P67"/>
      <text:p text:style-name="P81">Comentem <text:a xlink:type="simple" xlink:href="https://paulinoposada.github.io/web_e/web_e_2425/documents/examens/241128_ome_map33a_examen_sol.pdf">solució examen</text:a></text:p>
      <text:p text:style-name="P66"/>
      <text:p text:style-name="P92"/>
      <text:p text:style-name="P92"><text:span text:style-name="T23">Di</text:span><text:span text:style-name="T24">mecres</text:span><text:span text:style-name="T23"><text:tab/><text:tab/><text:tab/></text:span><text:span text:style-name="T31">04</text:span><text:span text:style-name="T23">/</text:span><text:span text:style-name="T26">1</text:span><text:span text:style-name="T31">2</text:span><text:span text:style-name="T23">/2</text:span><text:span text:style-name="T27">4</text:span></text:p>
      <text:p text:style-name="P79"/>
      <text:p text:style-name="P73">Co<text:span text:style-name="T43">ntinuat</text:span> amb <text:a xlink:type="simple" xlink:href="https://paulinoposada.github.io/web_e/web_e_2425/documents/apunts/unitat_6_magnetisme/e_apunts_ud_6_gs.pdf">unitat 6</text:a>.</text:p>
      <text:p text:style-name="P82">Comentem apartat 1.5 Inducción electromagnética</text:p>
      <text:p text:style-name="P82">Comentem apartat 1.6 Inducción mutua</text:p>
      <text:p text:style-name="P82">Comentem els exercicis 1.12-6 i 7</text:p>
      <text:p text:style-name="P52"/>
      <text:p text:style-name="P39"/>
      <text:p text:style-name="P16">Di<text:span text:style-name="T3">jous</text:span><text:tab/><text:tab/><text:tab/><text:tab/><text:span text:style-name="T44">05</text:span>/<text:span text:style-name="T6">12</text:span>/2<text:span text:style-name="T1">4</text:span></text:p>
      <text:p text:style-name="P79"/>
      <text:p text:style-name="P83">Baixem al taller, continuem amb la <text:a xlink:type="simple" xlink:href="https://paulinoposada.github.io/web_e/web_e_2425/documents/practiques/practica_condensador.pdf"><text:span text:style-name="T45">pràctica condensador</text:span></text:a><text:span text:style-name="T45">.</text:span> </text:p>
      <text:p text:style-name="P63"/>
      <text:p text:style-name="P76"/>
      <text:p text:style-name="P76"/>
      <text:p text:style-name="P16">Di<text:span text:style-name="T5">vendres</text:span><text:tab/><text:tab/><text:tab/><text:span text:style-name="T44">06</text:span>/<text:span text:style-name="T6">12</text:span>/2<text:span text:style-name="T1">4</text:span></text:p>
      <text:p text:style-name="P68"/>
      <text:p text:style-name="P83">Festiu</text:p>
      <text:p text:style-name="P93"/>
      <text:p text:style-name="P93"/>
      <text:p text:style-name="P93"><text:span text:style-name="T23">Di</text:span><text:span text:style-name="T24">mecres</text:span><text:span text:style-name="T23"><text:tab/><text:tab/><text:tab/></text:span><text:span text:style-name="T32">11</text:span><text:span text:style-name="T23">/</text:span><text:span text:style-name="T26">1</text:span><text:span text:style-name="T31">2</text:span><text:span text:style-name="T23">/2</text:span><text:span text:style-name="T27">4</text:span></text:p>
      <text:p text:style-name="P80"/>
      <text:p text:style-name="P84">Baixa</text:p>
      <text:p text:style-name="P40"/>
      <text:p text:style-name="P17"/>
      <text:p text:style-name="P17">Di<text:span text:style-name="T3">jous</text:span><text:tab/><text:tab/><text:tab/><text:tab/><text:span text:style-name="T46">12</text:span>/<text:span text:style-name="T6">12</text:span>/2<text:span text:style-name="T1">4</text:span></text:p>
      <text:p text:style-name="P80"/>
      <text:p text:style-name="P84">Baixa</text:p>
      <text:p text:style-name="P64"/>
      <text:p text:style-name="P77"/>
      <text:p text:style-name="P17"/>
      <text:p text:style-name="P98">Di<text:span text:style-name="T5">vendres</text:span><text:tab/><text:tab/><text:tab/><text:span text:style-name="T46">13</text:span>/<text:span text:style-name="T6">12</text:span>/2<text:span text:style-name="T1">4</text:span></text:p>
      <text:p text:style-name="P69"/>
      <text:p text:style-name="P84">Baixa</text:p>
      <text:p text:style-name="P69"/>
      <text:p text:style-name="P69"/>
      <text:p text:style-name="P93"><text:span text:style-name="T23">Di</text:span><text:span text:style-name="T24">mecres</text:span><text:span text:style-name="T23"><text:tab/><text:tab/><text:tab/></text:span><text:span text:style-name="T32">1</text:span><text:span text:style-name="T33">8</text:span><text:span text:style-name="T23">/</text:span><text:span text:style-name="T26">1</text:span><text:span text:style-name="T31">2</text:span><text:span text:style-name="T23">/2</text:span><text:span text:style-name="T27">4</text:span></text:p>
      <text:p text:style-name="P80"/>
      <text:p text:style-name="P84">Comentem dubtes examen.</text:p>
      <text:p text:style-name="P74">Co<text:span text:style-name="T43">ntinuat</text:span> amb <text:a xlink:type="simple" xlink:href="https://paulinoposada.github.io/web_e/web_e_2425/documents/apunts/unitat_6_magnetisme/e_apunts_ud_6_gs.pdf">unitat 6</text:a>.</text:p>
      <text:p text:style-name="P84">Comentem comportament bobina en sèrie amb resistència en cas de cc i comparació amb condensador. </text:p>
      <text:p text:style-name="P17"/>
      <text:p text:style-name="P17"/>
      <text:p text:style-name="P17">Di<text:span text:style-name="T3">jous</text:span><text:tab/><text:tab/><text:tab/><text:tab/><text:span text:style-name="T46">19</text:span>/<text:span text:style-name="T6">12</text:span>/2<text:span text:style-name="T1">4</text:span></text:p>
      <text:p text:style-name="P80"/>
      <text:p text:style-name="P84">Examen</text:p>
      <text:p text:style-name="P64"/>
      <text:p text:style-name="P77"/>
      <text:p text:style-name="P17">Di<text:span text:style-name="T5">vendres</text:span><text:tab/><text:tab/><text:tab/><text:span text:style-name="T47">20</text:span>/<text:span text:style-name="T6">12</text:span>/2<text:span text:style-name="T1">4</text:span></text:p>
      <text:p text:style-name="P69"/>
      <text:p text:style-name="P84"/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2-20T06:34:42.511751985</dc:date>
    <meta:editing-duration>PT1H39M11S</meta:editing-duration>
    <meta:editing-cycles>86</meta:editing-cycles>
    <meta:document-statistic meta:table-count="0" meta:image-count="0" meta:object-count="0" meta:page-count="6" meta:paragraph-count="148" meta:word-count="613" meta:character-count="4107" meta:non-whitespace-character-count="3546"/>
  </office:meta>
</office:document-meta>
</file>